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cripts/>
  <office:font-face-decls>
    <style:font-face style:name="StarSymbol" svg:font-family="StarSymbol"/>
    <style:font-face style:name="Tahoma1" svg:font-family="Tahoma"/>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style style:name="P4" style:family="paragraph" style:parent-style-name="Text_20_body" style:list-style-name="L1"/>
    <style:style style:name="P5" style:family="paragraph" style:parent-style-name="Text_20_body">
      <style:paragraph-properties fo:margin-left="0.2in" fo:margin-right="0in" fo:text-indent="0in" style:auto-text-indent="false"/>
    </style:style>
    <style:style style:name="P6" style:family="paragraph" style:parent-style-name="Text_20_body">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color="#ff3366"/>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llo <text:span text:style-name="T1">world</text:span></text:p>
      <text:p text:style-name="Text_20_body">absatz <text:span text:style-name="Example">z</text:span><text:span text:style-name="Example"><text:span text:style-name="T1">we</text:span></text:span><text:span text:style-name="Example">i</text:span></text:p>
      <text:p text:style-name="P5">Absatz <text:span text:style-name="T2">drei</text:span></text:p>
      <text:p text:style-name="P6"><text:span text:style-name="T2"/></text:p>
      <text:list text:style-name="L1">
        <text:list-item>
          <text:p text:style-name="P1">num 1</text:p>
        </text:list-item>
        <text:list-item>
          <text:p text:style-name="P1">num 2</text:p>
        </text:list-item>
      </text:list>
      <text:p text:style-name="Text_20_body"/>
      <text:list text:style-name="L2">
        <text:list-item>
          <text:p text:style-name="P2">bullet1</text:p>
        </text:list-item>
        <text:list-item>
          <text:p text:style-name="P2">bull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2">
  <office:font-face-decls>
    <style:font-face style:name="StarSymbol" svg:font-family="StarSymbol"/>
    <style:font-face style:name="Tahoma1" svg:font-family="Tahoma"/>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Cumberland" style:font-name-asian="Cumberland" style:font-name-complex="Cumberlan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0-08T14:49:28</meta:creation-date>
    <dc:date>2011-10-08T16:47:11</dc:date>
    <dc:language>en-US</dc:language>
    <meta:editing-cycles>10</meta:editing-cycles>
    <meta:editing-duration>PT0.001S</meta:editing-duration>
    <meta:user-defined meta:name="Info 1"/>
    <meta:user-defined meta:name="Info 2"/>
    <meta:user-defined meta:name="Info 3"/>
    <meta:user-defined meta:name="Info 4"/>
    <meta:document-statistic meta:character-count="57" meta:image-count="0" meta:object-count="0" meta:page-count="1" meta:paragraph-count="7" meta:table-count="0" meta:word-count="12"/>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